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412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>
            <text:p>Prefix</text:p>
          </table:table-cell>
          <table:table-cell office:value-type="string">
            <text:p>liblinear</text:p>
          </table:table-cell>
          <table:table-cell office:value-type="string">
            <text:p>LLC</text:p>
          </table:table-cell>
          <table:table-cell office:value-type="string">
            <text:p>hist_K</text:p>
          </table:table-cell>
          <table:table-cell office:value-type="string">
            <text:p>rbf</text:p>
          </table:table-cell>
          <table:table-cell office:value-type="string">
            <text:p>dictionarySize</text:p>
          </table:table-cell>
          <table:table-cell office:value-type="string">
            <text:p>pyramidLevels</text:p>
          </table:table-cell>
          <table:table-cell table:style-name="ce1" office:value-type="string">
            <text:p>numTextonImages</text:p>
          </table:table-cell>
          <table:table-cell table:style-name="ce1" office:value-type="string">
            <text:p>patchSize</text:p>
          </table:table-cell>
          <table:table-cell office:value-type="string">
            <text:p>k</text:p>
          </table:table-cell>
          <table:table-cell office:value-type="string">
            <text:p>Acc</text:p>
          </table:table-cell>
          <table:table-cell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42.1441">
            <text:p>42.1441</text:p>
          </table:table-cell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58.6935">
            <text:p>58.6935</text:p>
          </table:table-cell>
          <table:table-cell/>
        </table:table-row>
        <table:table-row table:style-name="ro2">
          <table:table-cell office:value-type="string">
            <text:p>rbf_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.5">
            <text:p>7.5000</text:p>
          </table:table-cell>
          <table:table-cell/>
        </table:table-row>
        <table:table-row table:style-name="ro2">
          <table:table-cell office:value-type="string">
            <text:p>rbfLLC_</text:p>
          </table:table-cell>
          <table:table-cell table:number-columns-repeated="2"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nai_K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2">
          <table:table-cell office:value-type="string">
            <text:p>LLC_K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i_K2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2">
          <table:table-cell office:value-type="string">
            <text:p>nai_K3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nai_K4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5.5444">
            <text:p>75.5444</text:p>
          </table:table-cell>
          <table:table-cell/>
        </table:table-row>
        <table:table-row table:style-name="ro2">
          <table:table-cell office:value-type="string">
            <text:p>LLC_K2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5.8686">
            <text:p>65.8686</text:p>
          </table:table-cell>
          <table:table-cell/>
        </table:table-row>
        <table:table-row table:style-name="ro2">
          <table:table-cell office:value-type="string">
            <text:p>nai_K5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nai_K6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/>
        </table:table-row>
        <table:table-row table:style-name="ro2">
          <table:table-cell office:value-type="string">
            <text:p>nai_K7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/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LLC_K3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nai_K8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6.2479">
            <text:p>76.2479</text:p>
          </table:table-cell>
          <table:table-cell/>
        </table:table-row>
        <table:table-row table:style-name="ro2">
          <table:table-cell office:value-type="string">
            <text:p>LLC_K8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2.6801">
            <text:p>62.6801</text:p>
          </table:table-cell>
          <table:table-cell/>
        </table:table-row>
        <table:table-row table:style-name="ro2">
          <table:table-cell office:value-type="string">
            <text:p>LLC_K9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2.6801">
            <text:p>62.680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LC_K10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2.6801">
            <text:p>62.6801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string">
            <text:p>LLC_K11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0.134">
            <text:p>60.1340</text:p>
          </table:table-cell>
          <table:table-cell office:value-type="string">
            <text:p>dataLLC was deleted</text:p>
          </table:table-cell>
        </table:table-row>
        <table:table-row table:style-name="ro2" table:number-rows-repeated="6551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02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5T22:15:21</meta:creation-date>
    <dc:date>2014-04-16T02:51:32</dc:date>
    <dc:creator>Saikat Gomes</dc:creator>
    <meta:editing-duration>PT03H01M39S</meta:editing-duration>
    <meta:editing-cycles>25</meta:editing-cycles>
    <meta:generator>OpenOffice.org/3.2$Unix OpenOffice.org_project/320m19$Build-9505</meta:generator>
    <meta:document-statistic meta:table-count="3" meta:cell-count="209" meta:object-count="0"/>
  </office:meta>
</office:document-meta>
</file>